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1.1972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3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check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swc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property_holds</text:p>
          </table:table-cell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0924_Code_15_0x1c3c643f49be262c3040e917e7d2299b9bc081a1</text:p>
          </table:table-cell>
          <table:table-cell office:value-type="string" calcext:value-type="string">
            <text:p>Int_overflo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Has unchecked operations but only with constants -&gt; no danger of over/underflowing</text:p>
          </table:table-cell>
          <table:table-cell table:number-columns-repeated="1013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0141_Code_9_0x30e1a463ecf25dbba2f83cb3e4b10045f888e55b</text:p>
          </table:table-cell>
          <table:table-cell office:value-type="string" calcext:value-type="string">
            <text:p>Int_overflo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uint256 overflow with +1 increment per call would take forever </text:p>
          </table:table-cell>
          <table:table-cell table:number-columns-repeated="1013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162_Code_14_0x472d4827266f0e83d12feb52f785c7e22ab5f0b6</text:p>
          </table:table-cell>
          <table:table-cell office:value-type="string" calcext:value-type="string">
            <text:p>Int_overflow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Calling GetFileStorage with an unused key makes files[key].length return 0; subtracting 1 results in an underflow.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258_Code_16_0x9828953884b857380a80d177c38d95aeb42cd34c</text:p>
          </table:table-cell>
          <table:table-cell office:value-type="string" calcext:value-type="string">
            <text:p>Int_overflow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0483_Code_19_0xd70994d7020df8052a1124561ff548f3b88744d8</text:p>
          </table:table-cell>
          <table:table-cell office:value-type="string" calcext:value-type="string">
            <text:p>Int_overflo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Contract does not contain arithmetic operations (except for one array.push per call)</text:p>
          </table:table-cell>
          <table:table-cell table:number-columns-repeated="1013"/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505_Code_18_0xe47014f16c55ddd3add5b68b951e10fcea7da686</text:p>
          </table:table-cell>
          <table:table-cell office:value-type="string" calcext:value-type="string">
            <text:p>Int_overflo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contract logic prohibits overflow/underflow: The sum of all balances is 100000, and amount &lt;= balances[msg.sender], hence balances[receiver] += amount cannot overflow.</text:p>
          </table:table-cell>
          <table:table-cell table:number-columns-repeated="101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da4a4626d3e16e094de3225a751aab7128e96526</text:p>
          </table:table-cell>
          <table:table-cell office:value-type="string" calcext:value-type="string">
            <text:p>Unchecked External Call</text:p>
          </table:table-cell>
          <table:table-cell table:number-columns-repeated="2" office:value-type="string" calcext:value-type="string">
            <text:p>t</text:p>
          </table:table-cell>
          <table:table-cell table:style-name="ce3" office:value-type="string" calcext:value-type="string">
            <text:p>1 unchecked ll-call without state change afterwards, 1 unchecked ll-call with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Soleau-exception_disorder</text:p>
          </table:table-cell>
          <table:table-cell office:value-type="string" calcext:value-type="string">
            <text:p>exception_disord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CreditDepositBank-exception_disorder</text:p>
          </table:table-cell>
          <table:table-cell office:value-type="string" calcext:value-type="string">
            <text:p>exception_disord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TranferInTwoPart-exception_disorder</text:p>
          </table:table-cell>
          <table:table-cell office:value-type="string" calcext:value-type="string">
            <text:p>exception_disord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HelpMeSave-exception_disorder</text:p>
          </table:table-cell>
          <table:table-cell office:value-type="string" calcext:value-type="string">
            <text:p>exception_disorder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Unchecked send without write to state; cannot be exploited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TokenBank-exception_disorder</text:p>
          </table:table-cell>
          <table:table-cell office:value-type="string" calcext:value-type="string">
            <text:p>exception_disord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Reward-exception_disorder</text:p>
          </table:table-cell>
          <table:table-cell office:value-type="string" calcext:value-type="string">
            <text:p>exception_disorder</text:p>
          </table:table-cell>
          <table:table-cell table:number-columns-repeated="2" office:value-type="string" calcext:value-type="string">
            <text:p>t</text:p>
          </table:table-cell>
          <table:table-cell table:style-name="ce3" office:value-type="string" calcext:value-type="string">
            <text:p>1 checked send with throw, 1 checked send without throw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CrowdSalePreICO-exception_disorder</text:p>
          </table:table-cell>
          <table:table-cell office:value-type="string" calcext:value-type="string">
            <text:p>exception_disord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Ethsplit-exception_disorder</text:p>
          </table:table-cell>
          <table:table-cell office:value-type="string" calcext:value-type="string">
            <text:p>exception_disorder</text:p>
          </table:table-cell>
          <table:table-cell table:number-columns-repeated="2" office:value-type="string" calcext:value-type="string">
            <text:p>t</text:p>
          </table:table-cell>
          <table:table-cell table:style-name="ce3" office:value-type="string" calcext:value-type="string">
            <text:p>Unchecked send without write to state; Zeus definition is strange, as Ether gets locked in case of failed send.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Ethereum_twelve_bagger-exception_disorder</text:p>
          </table:table-cell>
          <table:table-cell office:value-type="string" calcext:value-type="string">
            <text:p>exception_disord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HFConditionalTransfer-exception_disorder</text:p>
          </table:table-cell>
          <table:table-cell office:value-type="string" calcext:value-type="string">
            <text:p>exception_disorder</text:p>
          </table:table-cell>
          <table:table-cell table:number-columns-repeated="2" office:value-type="string" calcext:value-type="string">
            <text:p>t</text:p>
          </table:table-cell>
          <table:table-cell table:style-name="ce3" office:value-type="string" calcext:value-type="string">
            <text:p>Unchecked send without write to state; Zeus definition is strange, as Ether gets locked in case of failed send.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0x9f8bf604abeb04d32b0ffae9c3a083be5858cf96-GameOfThrones-lowlevelcall_result</text:p>
          </table:table-cell>
          <table:table-cell office:value-type="string" calcext:value-type="string">
            <text:p>lowlevelcall_result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NPChecker</text:p>
          </table:table-cell>
          <table:table-cell office:value-type="string" calcext:value-type="string">
            <text:p>0x253137971b86074021334fb5b7e03ebf2545ead3</text:p>
          </table:table-cell>
          <table:table-cell office:value-type="string" calcext:value-type="string">
            <text:p>Unchecked Call</text:p>
          </table:table-cell>
          <table:table-cell table:number-columns-repeated="2" office:value-type="string" calcext:value-type="string">
            <text:p>t</text:p>
          </table:table-cell>
          <table:table-cell table:style-name="ce3" office:value-type="string" calcext:value-type="string">
            <text:p>1 unchecked ll-call without state change afterwards, 1 unchecked ll-call with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PChecker</text:p>
          </table:table-cell>
          <table:table-cell office:value-type="string" calcext:value-type="string">
            <text:p>0x9f1d916a456b96146e9f0dbbd0e107a1f389a061</text:p>
          </table:table-cell>
          <table:table-cell office:value-type="string" calcext:value-type="string">
            <text:p>Unchecked Call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PChecker</text:p>
          </table:table-cell>
          <table:table-cell office:value-type="string" calcext:value-type="string">
            <text:p>0x9f8bf604abeb04d32b0ffae9c3a083be5858cf96</text:p>
          </table:table-cell>
          <table:table-cell office:value-type="string" calcext:value-type="string">
            <text:p>Unchecked Call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NPChecker</text:p>
          </table:table-cell>
          <table:table-cell office:value-type="string" calcext:value-type="string">
            <text:p>0x7eab824bdbb0982ade9b601de5c483de8ebafb9d</text:p>
          </table:table-cell>
          <table:table-cell office:value-type="string" calcext:value-type="string">
            <text:p>Unchecked Call</text:p>
          </table:table-cell>
          <table:table-cell table:number-columns-repeated="2" office:value-type="string" calcext:value-type="string">
            <text:p>f</text:p>
          </table:table-cell>
          <table:table-cell table:style-name="ce3" office:value-type="string" calcext:value-type="string">
            <text:p>Unchecked send without write to state; Zeus definition is strange, as Ether gets locked in case of failed send.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Bcurated</text:p>
          </table:table-cell>
          <table:table-cell office:value-type="string" calcext:value-type="string">
            <text:p>0x8fd1e427396ddb511533cf9abdbebd0a7e08da35</text:p>
          </table:table-cell>
          <table:table-cell office:value-type="string" calcext:value-type="string">
            <text:p>unchecked_low_level_calls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054_Code_35_0x50f54ed2cafd4b7245e60557a6b56d9ac9193025</text:p>
          </table:table-cell>
          <table:table-cell office:value-type="string" calcext:value-type="string">
            <text:p>Unchkd_se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1 unchecked ll-call without state change afterwards, 1 unchecked ll-call with</text:p>
          </table:table-cell>
          <table:table-cell table:number-columns-repeated="1013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010_Code_15_0x8b099BDCfea93FAeCFAC13D0dBc1D08c4e1EC595</text:p>
          </table:table-cell>
          <table:table-cell office:value-type="string" calcext:value-type="string">
            <text:p>Unchkd_se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Unchecked send without write to state; cannot be exploited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0109_Code_38_0x9f1d916a456b96146e9f0dbbd0e107a1f389a061</text:p>
          </table:table-cell>
          <table:table-cell office:value-type="string" calcext:value-type="string">
            <text:p>Unchkd_send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0864_Code_36_0x9F8Bf604AbeB04D32B0FFAE9c3A083be5858CF96</text:p>
          </table:table-cell>
          <table:table-cell office:value-type="string" calcext:value-type="string">
            <text:p>Unchkd_send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223_Code_15_0xad2b1feb2153cd5a6b8a5f37a820ba013a89cabf</text:p>
          </table:table-cell>
          <table:table-cell office:value-type="string" calcext:value-type="string">
            <text:p>Unchkd_se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1 checked send with throw, 1 checked send without throw</text:p>
          </table:table-cell>
          <table:table-cell table:number-columns-repeated="1013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352_Code_29_0xc5B2508E878af367Ba4957BDBEb2bBc6DA5BB349</text:p>
          </table:table-cell>
          <table:table-cell office:value-type="string" calcext:value-type="string">
            <text:p>Unchkd_se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Unchecked send without write to state; Zeus definition is strange, as Ether gets locked in case of failed send.</text:p>
          </table:table-cell>
          <table:table-cell table:number-columns-repeated="1013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445_Code_323_0x0131c603b0da00a560bde23306815e0577c366e</text:p>
          </table:table-cell>
          <table:table-cell office:value-type="string" calcext:value-type="string">
            <text:p>Unchkd_se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Unchecked send without write to state; Zeus definition is strange, as Ether gets locked in case of failed send.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14cf6193935b17fc72649ba420fdd5bfdf1f0001</text:p>
          </table:table-cell>
          <table:table-cell office:value-type="string" calcext:value-type="string">
            <text:p>Reentra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e386b139ed3715ca4b18fd52671bdcea1cdfe4b1</text:p>
          </table:table-cell>
          <table:table-cell office:value-type="string" calcext:value-type="string">
            <text:p>Reentra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fb6916095ca1df60bb79ce92ce3ea74c37c5d359</text:p>
          </table:table-cell>
          <table:table-cell office:value-type="string" calcext:value-type="string">
            <text:p>Reentra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PrivateDeposit-reentrancy</text:p>
          </table:table-cell>
          <table:table-cell office:value-type="string" calcext:value-type="string">
            <text:p>reentra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Private_Bank-reentrancy</text:p>
          </table:table-cell>
          <table:table-cell office:value-type="string" calcext:value-type="string">
            <text:p>reentra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PIGGY_BANK-reentrancy</text:p>
          </table:table-cell>
          <table:table-cell office:value-type="string" calcext:value-type="string">
            <text:p>reentra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0x7a8721a9d64c74da899424c1b52acbf58ddc9782-PrivateDeposit-reentrancy</text:p>
          </table:table-cell>
          <table:table-cell office:value-type="string" calcext:value-type="string">
            <text:p>reentra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0x23a91059fdc9579a9fbd0edc5f2ea0bfdb70deb4-PrivateBank-reentrancy</text:p>
          </table:table-cell>
          <table:table-cell office:value-type="string" calcext:value-type="string">
            <text:p>reentra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Bcurated</text:p>
          </table:table-cell>
          <table:table-cell office:value-type="string" calcext:value-type="string">
            <text:p>0x7a8721a9d64c74da899424c1b52acbf58ddc9782</text:p>
          </table:table-cell>
          <table:table-cell office:value-type="string" calcext:value-type="string">
            <text:p>reentra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Bcurated</text:p>
          </table:table-cell>
          <table:table-cell office:value-type="string" calcext:value-type="string">
            <text:p>0x23a91059fdc9579a9fbd0edc5f2ea0bfdb70deb4</text:p>
          </table:table-cell>
          <table:table-cell office:value-type="string" calcext:value-type="string">
            <text:p>reentra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WalletProxy-delegatecall_dangerous</text:p>
          </table:table-cell>
          <table:table-cell office:value-type="string" calcext:value-type="string">
            <text:p>delegatecall_dangerous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target address is set by the owner, but msg.data is handed unmodified to delegatecall. Should not be a problem, as the target contract is under control, but according to ContractFuzzer’s oracle it is vulnerable.</text:p>
          </table:table-cell>
          <table:table-cell table:number-columns-repeated="1013"/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MultiSigStub-delegatecall_dangerous</text:p>
          </table:table-cell>
          <table:table-cell office:value-type="string" calcext:value-type="string">
            <text:p>delegatecall_dangerous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target address is hard-coded, but in the fallback function, msg.data is handed unmodified to delegatecall. Should not be a problem, as the target contract is under control, but according to ContractFuzzer’s oracle it is vulnerable.</text:p>
          </table:table-cell>
          <table:table-cell table:number-columns-repeated="101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StackDepthLib-delegatecall_dangerous</text:p>
          </table:table-cell>
          <table:table-cell office:value-type="string" calcext:value-type="string">
            <text:p>delegatecall_dangerou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target is fixed (same contract), first four bytes of delegatecall are fixed as well.</text:p>
          </table:table-cell>
          <table:table-cell table:number-columns-repeated="1013"/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ZwtTokenProxy-delegatecall_dangerous</text:p>
          </table:table-cell>
          <table:table-cell office:value-type="string" calcext:value-type="string">
            <text:p>delegatecall_dangerous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target address is set by the owner, but msg.data is handed unmodified to delegatecall. Should not be a problem, as the target contract is under control, but according to ContractFuzzer’s oracle it is vulnerable.</text:p>
          </table:table-cell>
          <table:table-cell table:number-columns-repeated="1013"/>
        </table:table-row>
        <table:table-row table:style-name="ro7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Router-delegatecall_dangerous</text:p>
          </table:table-cell>
          <table:table-cell office:value-type="string" calcext:value-type="string">
            <text:p>delegatecall_dangerou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target address is set by the owner. The first four bytes determining the target function are hard-coded, so no vulnerability according to ContractFuzzer’s oracle.</text:p>
          </table:table-cell>
          <table:table-cell table:number-columns-repeated="1013"/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Parsec-delegatecall_dangerous</text:p>
          </table:table-cell>
          <table:table-cell office:value-type="string" calcext:value-type="string">
            <text:p>delegatecall_dangerous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target address is set by the owner, but msg.data is handed unmodified to delegatecall. Should not be a problem, as the target contract is under control, but according to ContractFuzzer’s oracle it is vulnerable.</text:p>
          </table:table-cell>
          <table:table-cell table:number-columns-repeated="1013"/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RiskSharingToken-delegatecall_dangerous</text:p>
          </table:table-cell>
          <table:table-cell office:value-type="string" calcext:value-type="string">
            <text:p>delegatecall_dangerous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target address is set by the owner, but msg.data is handed unmodified to delegatecall. Should not be a problem, as the target contract is under control, but according to ContractFuzzer’s oracle it is vulnerable.</text:p>
          </table:table-cell>
          <table:table-cell table:number-columns-repeated="1013"/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WyvernDAOProxy-delegatecall_dangerous</text:p>
          </table:table-cell>
          <table:table-cell office:value-type="string" calcext:value-type="string">
            <text:p>delegatecall_dangerous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target address is set by the owner, but msg.data is handed unmodified to delegatecall. Should not be a problem, as the target contract is under control, but according to ContractFuzzer’s oracle it is vulnerable.</text:p>
          </table:table-cell>
          <table:table-cell table:number-columns-repeated="1013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RipplePayMain-delegatecall_dangerous</text:p>
          </table:table-cell>
          <table:table-cell office:value-type="string" calcext:value-type="string">
            <text:p>delegatecall_dangerou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Contract does not contain any delegatecall operation.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Masker-delegatecall_dangerous</text:p>
          </table:table-cell>
          <table:table-cell office:value-type="string" calcext:value-type="string">
            <text:p>delegatecall_dangerous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LetMeIn-delegatecall_dangerous</text:p>
          </table:table-cell>
          <table:table-cell office:value-type="string" calcext:value-type="string">
            <text:p>delegatecall_dangerou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hardcoded address, first argument not determined by caller but fixed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1e02f2293a67bc57700c542d7ca135394193c038</text:p>
          </table:table-cell>
          <table:table-cell office:value-type="string" calcext:value-type="string">
            <text:p>Dos Under external influence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365267181bc0ef38bbb8d8ca9b330dc0c3ac01d1</text:p>
          </table:table-cell>
          <table:table-cell office:value-type="string" calcext:value-type="string">
            <text:p>Dos Under external influence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c16b542ff490e01fcc0dc58a60e1efdc3e357ca6</text:p>
          </table:table-cell>
          <table:table-cell office:value-type="string" calcext:value-type="string">
            <text:p>Dos Under external influence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0195_Code_feeb8a968f0d7fd58e29fbfc525051f50ee2fedc</text:p>
          </table:table-cell>
          <table:table-cell office:value-type="string" calcext:value-type="string">
            <text:p>Failed_send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Zeus checks whether return value of send is checked in case of a throw. Contract contains one send to msg.sender with this property, hence Zeus is ok. However, not exploitable, as msg.sender is called.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0031_Code__0x019d7e5ae8d2ba9a292244311dc7355058ab1b0</text:p>
          </table:table-cell>
          <table:table-cell office:value-type="string" calcext:value-type="string">
            <text:p>Tx_Order_Dep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0753_Code_7d56485e026d5d3881f778e99969d2b1f90c50af</text:p>
          </table:table-cell>
          <table:table-cell office:value-type="string" calcext:value-type="string">
            <text:p>Tx_Order_Dep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031_Code_38_0x870FE80e76DaE4a4c12690dEc52456ab13176202</text:p>
          </table:table-cell>
          <table:table-cell office:value-type="string" calcext:value-type="string">
            <text:p>Tx_Order_Dep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0323_Code_89d64bc7e46bdc49a89652ae9bb167418cbad62e</text:p>
          </table:table-cell>
          <table:table-cell office:value-type="string" calcext:value-type="string">
            <text:p>Tx_Order_De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Classic transaction order dependence regarding approve/transferfrom; however, Zeus checks for a subcase involving send/call only.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0x903643251af408a3c5269c836b9a2a4a1f04d1cf-SysEscrow-tx_result</text:p>
          </table:table-cell>
          <table:table-cell office:value-type="string" calcext:value-type="string">
            <text:p>tx_result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SatoshiDice-numberdependency</text:p>
          </table:table-cell>
          <table:table-cell office:value-type="string" calcext:value-type="string">
            <text:p>numberdepende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EthMashChain-numberdependency</text:p>
          </table:table-cell>
          <table:table-cell office:value-type="string" calcext:value-type="string">
            <text:p>numberdepende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EtherSafe-numberdependency</text:p>
          </table:table-cell>
          <table:table-cell office:value-type="string" calcext:value-type="string">
            <text:p>numberdepende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EthMashMount-numberdependency</text:p>
          </table:table-cell>
          <table:table-cell office:value-type="string" calcext:value-type="string">
            <text:p>numberdependen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13ce614e9d7ce609dedba1b42ba2163426ba5ace</text:p>
          </table:table-cell>
          <table:table-cell office:value-type="string" calcext:value-type="string">
            <text:p>Greedy Contract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2c1180e2818069e5a9f911e636fb8f3db5106a9f</text:p>
          </table:table-cell>
          <table:table-cell office:value-type="string" calcext:value-type="string">
            <text:p>Greedy Contract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4d09c5e758ca68be27240f29fb681e5a5341ca98</text:p>
          </table:table-cell>
          <table:table-cell office:value-type="string" calcext:value-type="string">
            <text:p>Greedy Contract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8eee81d817c9548615d69c485074b55df487ab95</text:p>
          </table:table-cell>
          <table:table-cell office:value-type="string" calcext:value-type="string">
            <text:p>Greedy Contract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contract is greedy (accepts payment, but has no payout function)</text:p>
          </table:table-cell>
          <table:table-cell table:number-columns-repeated="101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baaffc2f4074863bf0ced1dc61e5410fad075cec</text:p>
          </table:table-cell>
          <table:table-cell office:value-type="string" calcext:value-type="string">
            <text:p>Greedy Contract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e752483412490481d193194d293db5cd0ed054a8</text:p>
          </table:table-cell>
          <table:table-cell office:value-type="string" calcext:value-type="string">
            <text:p>Greedy Contract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8">
          <table:table-cell office:value-type="float" office:value="997" calcext:value-type="float">
            <text:p>997</text:p>
          </table:table-cell>
          <table:table-cell office:value-type="string" calcext:value-type="string">
            <text:p>CodeSmells</text:p>
          </table:table-cell>
          <table:table-cell office:value-type="string" calcext:value-type="string">
            <text:p>0xee4e09a72c5f8d60ce09b4b90dd1ee680fc375fe</text:p>
          </table:table-cell>
          <table:table-cell office:value-type="string" calcext:value-type="string">
            <text:p>Greedy Contract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If the judgement is about the code deployed at the given address, then the contract locks Ether: Solidity source was compiled with 0.4.4, hence the functions accept Ether, but cannot pay out. Starting with 0.4.20 (pragma in source is ^0.4.0), however, the code can only be called via delegatecall, hence does not accept Ether anymore.</text:p>
          </table:table-cell>
          <table:table-cell table:number-columns-repeated="101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MySuperToken-freezing_ether</text:p>
          </table:table-cell>
          <table:table-cell office:value-type="string" calcext:value-type="string">
            <text:p>freezing_eth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LiteConnectToken-freezing_ether</text:p>
          </table:table-cell>
          <table:table-cell office:value-type="string" calcext:value-type="string">
            <text:p>freezing_eth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Luck-freezing_ether</text:p>
          </table:table-cell>
          <table:table-cell office:value-type="string" calcext:value-type="string">
            <text:p>freezing_eth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ClassicCheck-freezing_ether</text:p>
          </table:table-cell>
          <table:table-cell office:value-type="string" calcext:value-type="string">
            <text:p>freezing_eth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ConfToken-freezing_ether</text:p>
          </table:table-cell>
          <table:table-cell office:value-type="string" calcext:value-type="string">
            <text:p>freezing_eth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LOVEFoundation-freezing_ether</text:p>
          </table:table-cell>
          <table:table-cell office:value-type="string" calcext:value-type="string">
            <text:p>freezing_ether</text:p>
          </table:table-cell>
          <table:table-cell table:number-columns-repeated="2" office:value-type="string" calcext:value-type="string">
            <text:p>t</text:p>
          </table:table-cell>
          <table:table-cell table:style-name="ce4" office:value-type="string" calcext:value-type="string">
            <text:p>contract is greedy (accepts payment, but has no payout function)</text:p>
          </table:table-cell>
          <table:table-cell table:number-columns-repeated="1013"/>
        </table:table-row>
        <table:table-row table:style-name="ro8">
          <table:table-cell office:value-type="float" office:value="997" calcext:value-type="float">
            <text:p>99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TokenEventLib-freezing_ether</text:p>
          </table:table-cell>
          <table:table-cell office:value-type="string" calcext:value-type="string">
            <text:p>freezing_ether</text:p>
          </table:table-cell>
          <table:table-cell table:number-columns-repeated="2" office:value-type="string" calcext:value-type="string">
            <text:p>t</text:p>
          </table:table-cell>
          <table:table-cell table:style-name="ce4" office:value-type="string" calcext:value-type="string">
            <text:p>If the judgement is about the code deployed at the given address, then the contract locks Ether: Solidity source was compiled with 0.4.4, hence the functions accept Ether, but cannot pay out. Starting with 0.4.20 (pragma in source is ^0.4.0), however, the code can only be called via delegatecall, hence does not accept Ether anymore.</text:p>
          </table:table-cell>
          <table:table-cell table:number-columns-repeated="101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testeot-freezing_ether</text:p>
          </table:table-cell>
          <table:table-cell office:value-type="string" calcext:value-type="string">
            <text:p>freezing_eth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ntractFuzzer</text:p>
          </table:table-cell>
          <table:table-cell office:value-type="string" calcext:value-type="string">
            <text:p>LaolaiManage-freezing_ether</text:p>
          </table:table-cell>
          <table:table-cell office:value-type="string" calcext:value-type="string">
            <text:p>freezing_ether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checked.A2:checked.AMJ8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6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5T20:56:19.273104234</dc:date>
    <meta:editing-duration>PT9M56S</meta:editing-duration>
    <meta:editing-cycles>3</meta:editing-cycles>
    <meta:generator>LibreOffice/7.3.7.2$Linux_X86_64 LibreOffice_project/30$Build-2</meta:generator>
    <meta:document-statistic meta:table-count="1" meta:cell-count="520" meta:object-count="0"/>
  </office:meta>
</office:document-meta>
</file>